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a76" officeooo:paragraph-rsid="00008a76"/>
    </style:style>
    <style:style style:name="P2" style:family="paragraph" style:parent-style-name="Standard">
      <style:text-properties fo:font-weight="normal" officeooo:rsid="0013274d" officeooo:paragraph-rsid="00008a76" style:font-weight-asian="normal" style:font-weight-complex="normal"/>
    </style:style>
    <style:style style:name="P3" style:family="paragraph" style:parent-style-name="Standard">
      <style:text-properties fo:font-weight="normal" officeooo:rsid="0013274d" officeooo:paragraph-rsid="0002b4a8" style:font-weight-asian="normal" style:font-weight-complex="normal"/>
    </style:style>
    <style:style style:name="P4" style:family="paragraph" style:parent-style-name="Standard">
      <style:text-properties fo:font-weight="normal" officeooo:rsid="0000d8ac" officeooo:paragraph-rsid="0000d8ac" style:font-weight-asian="normal" style:font-weight-complex="normal"/>
    </style:style>
    <style:style style:name="P5" style:family="paragraph" style:parent-style-name="Standard">
      <style:text-properties fo:font-weight="bold" officeooo:rsid="0000d8ac" officeooo:paragraph-rsid="0000d8ac" style:font-weight-asian="bold" style:font-weight-complex="bold"/>
    </style:style>
    <style:style style:name="P6" style:family="paragraph" style:parent-style-name="Standard">
      <style:text-properties fo:font-weight="bold" officeooo:rsid="00008a76" officeooo:paragraph-rsid="0002b4a8" style:font-weight-asian="bold" style:font-weight-complex="bold"/>
    </style:style>
    <style:style style:name="P7" style:family="paragraph" style:parent-style-name="Standard">
      <style:text-properties officeooo:paragraph-rsid="0002b4a8"/>
    </style:style>
    <style:style style:name="P8" style:family="paragraph" style:parent-style-name="Standard" style:list-style-name="L1">
      <style:text-properties officeooo:rsid="000dc622" officeooo:paragraph-rsid="0002b4a8"/>
    </style:style>
    <style:style style:name="P9" style:family="paragraph" style:parent-style-name="Standard" style:list-style-name="L2">
      <style:text-properties officeooo:rsid="000dc622" officeooo:paragraph-rsid="0002b4a8"/>
    </style:style>
    <style:style style:name="P10" style:family="paragraph" style:parent-style-name="Standard" style:list-style-name="L1">
      <style:text-properties officeooo:rsid="00008a76" officeooo:paragraph-rsid="0002b4a8"/>
    </style:style>
    <style:style style:name="P11" style:family="paragraph" style:parent-style-name="Standard" style:list-style-name="L1">
      <style:text-properties officeooo:rsid="00008a76" officeooo:paragraph-rsid="00008a76"/>
    </style:style>
    <style:style style:name="P12" style:family="paragraph" style:parent-style-name="Standard" style:list-style-name="L2">
      <style:text-properties officeooo:rsid="00008a76" officeooo:paragraph-rsid="0002b4a8"/>
    </style:style>
    <style:style style:name="P13" style:family="paragraph" style:parent-style-name="Standard" style:list-style-name="L1">
      <style:text-properties officeooo:rsid="00085368" officeooo:paragraph-rsid="0002b4a8"/>
    </style:style>
    <style:style style:name="P14" style:family="paragraph" style:parent-style-name="Standard" style:list-style-name="L1">
      <style:text-properties officeooo:rsid="0049da04" officeooo:paragraph-rsid="0002b4a8"/>
    </style:style>
    <style:style style:name="P15" style:family="paragraph" style:parent-style-name="Standard" style:list-style-name="L1">
      <style:text-properties officeooo:rsid="003e6a96" officeooo:paragraph-rsid="0002b4a8"/>
    </style:style>
    <style:style style:name="P16" style:family="paragraph" style:parent-style-name="Standard" style:list-style-name="L1">
      <style:text-properties officeooo:rsid="002cbb4c" officeooo:paragraph-rsid="0002b4a8"/>
    </style:style>
    <style:style style:name="P17" style:family="paragraph" style:parent-style-name="Standard" style:list-style-name="L2">
      <style:text-properties officeooo:paragraph-rsid="0002b4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7090"/>
    </style:style>
    <style:style style:name="T3" style:family="text">
      <style:text-properties officeooo:rsid="00008a76"/>
    </style:style>
    <style:style style:name="T4" style:family="text">
      <style:text-properties officeooo:rsid="002cedb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0d8ac" style:font-weight-asian="normal" style:font-weight-complex="normal"/>
    </style:style>
    <style:style style:name="T7" style:family="text">
      <style:text-properties fo:font-weight="normal" officeooo:rsid="00193943" style:font-weight-asian="normal" style:font-weight-complex="normal"/>
    </style:style>
    <style:style style:name="T8" style:family="text">
      <style:text-properties fo:font-weight="normal" officeooo:rsid="002a7090" style:font-weight-asian="normal" style:font-weight-complex="normal"/>
    </style:style>
    <style:style style:name="T9" style:family="text">
      <style:text-properties fo:font-weight="normal" officeooo:rsid="001b370b" style:font-weight-asian="normal" style:font-weight-complex="normal"/>
    </style:style>
    <style:style style:name="T10" style:family="text">
      <style:text-properties fo:font-weight="normal" officeooo:rsid="00455752" style:font-weight-asian="normal" style:font-weight-complex="normal"/>
    </style:style>
    <style:style style:name="T11" style:family="text">
      <style:text-properties officeooo:rsid="002eb03e"/>
    </style:style>
    <style:style style:name="T12" style:family="text">
      <style:text-properties officeooo:rsid="00552649"/>
    </style:style>
    <style:style style:name="T13" style:family="text">
      <style:text-properties officeooo:rsid="002cbb4c"/>
    </style:style>
    <style:style style:name="T14" style:family="text">
      <style:text-properties officeooo:rsid="000dc622"/>
    </style:style>
    <style:style style:name="T15" style:family="text">
      <style:text-properties officeooo:rsid="0049da04"/>
    </style:style>
    <style:style style:name="T16" style:family="text">
      <style:text-properties officeooo:rsid="00546da2"/>
    </style:style>
    <style:style style:name="T17" style:family="text">
      <style:text-properties officeooo:rsid="005b428f"/>
    </style:style>
    <style:style style:name="T18" style:family="text">
      <style:text-properties officeooo:rsid="0027fe68"/>
    </style:style>
    <style:style style:name="T19" style:family="text">
      <style:text-properties officeooo:rsid="00105aaa"/>
    </style:style>
    <style:style style:name="T20" style:family="text">
      <style:text-properties officeooo:rsid="00563f5f"/>
    </style:style>
    <style:style style:name="T21" style:family="text">
      <style:text-properties officeooo:rsid="0002b8d4"/>
    </style:style>
    <style:style style:name="T22" style:family="text">
      <style:text-properties officeooo:rsid="001f504a"/>
    </style:style>
    <style:style style:name="T23" style:family="text">
      <style:text-properties officeooo:rsid="000f49e0"/>
    </style:style>
    <style:style style:name="T24" style:family="text">
      <style:text-properties officeooo:rsid="000498d1"/>
    </style:style>
    <style:style style:name="T25" style:family="text">
      <style:text-properties officeooo:rsid="0001154c"/>
    </style:style>
    <style:style style:name="T26" style:family="text">
      <style:text-properties officeooo:rsid="00268406"/>
    </style:style>
    <style:style style:name="T27" style:family="text">
      <style:text-properties officeooo:rsid="0003b0f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Descrizione</text:span>: <text:s/><text:span text:style-name="T7">Prenota</text:span><text:span text:style-name="T8"> un </text:span><text:span text:style-name="T9">posto</text:span></text:p>
      <text:list xml:id="list2751058897" text:style-name="L1">
        <text:list-item>
          <text:p text:style-name="P8">Il cliente richiede il calendario <text:span text:style-name="T13">degli eventi.</text:span></text:p>
        </text:list-item>
        <text:list-item>
          <text:p text:style-name="P10">Il sistema mostra il calendario.</text:p>
        </text:list-item>
        <text:list-item>
          <text:p text:style-name="P13">Il cliente <text:span text:style-name="T14">sceglie l’evento </text:span><text:span text:style-name="T13">per cui desidera prenotare un posto.</text:span></text:p>
        </text:list-item>
        <text:list-item>
          <text:p text:style-name="P14">Il sistema scegli il posto.</text:p>
        </text:list-item>
        <text:list-item>
          <text:p text:style-name="P15">Il sistema crea la prenotazione <text:span text:style-name="T15">e su di essa</text:span> registra il cliente, l'evento, <text:span text:style-name="T15">il posto </text:span><text:span text:style-name="T16">e la data di </text:span><text:span text:style-name="T17">creazione</text:span> e la salva nello storico</text:p>
        </text:list-item>
        <text:list-item>
          <text:p text:style-name="P16">Il sistema <text:span text:style-name="T11">comunica l’avvenuta prenotazione mostrando nome e cognome del cliente, </text:span><text:span text:style-name="T12">il</text:span><text:span text:style-name="T11"> </text:span><text:span text:style-name="T12">numero</text:span><text:span text:style-name="T11"> <text:s/>del posto e codice e nome dell’evento.</text:span></text:p>
        </text:list-item>
      </text:list>
      <text:p text:style-name="P1"/>
      <text:list xml:id="list164205955936021" text:continue-numbering="true" text:style-name="L1">
        <text:list-header>
          <text:p text:style-name="P11"><text:s/></text:p>
        </text:list-header>
      </text:list>
      <text:p text:style-name="P1"/>
      <text:p text:style-name="P1"/>
      <text:p text:style-name="P7"><text:span text:style-name="T1">Descrizione</text:span>: <text:span text:style-name="T3">C</text:span><text:span text:style-name="T4">rea</text:span><text:span text:style-name="T2"> un event</text:span><text:span text:style-name="T3">o.</text:span></text:p>
      <text:list xml:id="list3606450927" text:style-name="L2">
        <text:list-item>
          <text:p text:style-name="P12">L’addetto comunica al sistema <text:span text:style-name="T18">che vuole</text:span><text:span text:style-name="T19"> inseri</text:span><text:span text:style-name="T18">re</text:span><text:span text:style-name="T19"> evento</text:span></text:p>
        </text:list-item>
        <text:list-item>
          <text:p text:style-name="P12">L'addetto inserisce i dati dell'evento: il nome, la durata, <text:span text:style-name="T20">il costo, </text:span><text:s/>se è uno spettacolo o un concerto <text:span text:style-name="T20">.</text:span> Se è un concerto, inserisce anche il genere musicale.</text:p>
        </text:list-item>
        <text:list-item>
          <text:p text:style-name="P12">Il sistema immette nel calendario l’evento </text:p>
        </text:list-item>
      </text:list>
      <text:p text:style-name="P1"/>
      <text:p text:style-name="P1"/>
      <text:p text:style-name="P7"><text:span text:style-name="T1">Descrizione</text:span>: <text:span text:style-name="T3">Annulla</text:span><text:span text:style-name="T2"> un event</text:span><text:span text:style-name="T3">o.</text:span></text:p>
      <text:list xml:id="list164205621008148" text:continue-numbering="true" text:style-name="L2">
        <text:list-item>
          <text:p text:style-name="P9">Il <text:span text:style-name="T22">addetto</text:span> richiede il calendario.</text:p>
        </text:list-item>
        <text:list-item>
          <text:p text:style-name="P12">Il sistema mostra il calendario.</text:p>
        </text:list-item>
        <text:list-item>
          <text:p text:style-name="P17"><text:span text:style-name="T3">L’addetto </text:span><text:span text:style-name="T23">sceglie</text:span><text:span text:style-name="T3"> </text:span><text:span text:style-name="T24">l’</text:span><text:span text:style-name="T25">evento da annu</text:span><text:span text:style-name="T21">l</text:span><text:span text:style-name="T25">lare.</text:span></text:p>
        </text:list-item>
        <text:list-item>
          <text:p text:style-name="P17"><text:span text:style-name="T25">Il sistema comunica </text:span><text:span text:style-name="T26">tramite email l’annullamento dell’evento ai clienti prenotati.</text:span></text:p>
        </text:list-item>
        <text:list-item>
          <text:p text:style-name="P17">Il sistema <text:span text:style-name="T21">elimina l’evento e relative prenotazioni.</text:span></text:p>
        </text:list-item>
      </text:list>
      <text:p text:style-name="P1"/>
      <text:p text:style-name="P1"/>
      <text:p text:style-name="P1"/>
      <text:p text:style-name="P3"><text:span text:style-name="T1">Descrizione</text:span>: cancella la prenotazione.</text:p>
      <text:p text:style-name="P2"/>
      <text:p text:style-name="P6">Descrizione: <text:span text:style-name="T5">crea un </text:span><text:span text:style-name="T10">account di un </text:span><text:span text:style-name="T6">addetto.</text:span></text:p>
      <text:p text:style-name="P5"/>
      <text:p text:style-name="P4"><text:span text:style-name="T1">Descrizione</text:span>: registrazione di un <text:span text:style-name="T27">clien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7:16:53.727006865</meta:creation-date>
    <dc:date>2024-12-22T16:42:04.325831232</dc:date>
    <meta:editing-duration>PT4H39M14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188" meta:character-count="1171" meta:non-whitespace-character-count="1012"/>
  </office:meta>
</office:document-meta>
</file>